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AF0000021202B99D73.png" manifest:media-type="image/png"/>
  <manifest:file-entry manifest:full-path="Pictures/2000000100008D2E00004F602B64A283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3" svg:font-family="Inconsolata" style:font-adornments="Regular" style:font-pitch="fixed"/>
    <style:font-face style:name="Droid Serif2" svg:font-family="'Droid Serif'" style:font-pitch="variable"/>
    <style:font-face style:name="Droid Serif3" svg:font-family="'Droid Serif'" style:font-adornments="Regular" style:font-pitch="variable"/>
    <style:font-face style:name="Inconsolata" svg:font-family="Inconsolata" style:font-pitch="variable"/>
    <style:font-face style:name="Inconsolata2" svg:font-family="Inconsolata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Droid Serif" svg:font-family="'Droid Serif'" style:font-family-generic="roman" style:font-pitch="variable"/>
    <style:font-face style:name="Droid Serif1" svg:font-family="'Droid Seri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bstractGreen-notes">
      <style:graphic-properties draw:fill-color="#ffffff" fo:min-height="14cm"/>
    </style:style>
    <style:style style:name="pr2" style:family="presentation" style:parent-style-name="AbstractGreen-title">
      <style:graphic-properties fo:min-height="2.6cm"/>
    </style:style>
    <style:style style:name="pr3" style:family="presentation" style:parent-style-name="AbstractGreen-subtitle">
      <style:graphic-properties draw:fill-color="#ffffff" fo:min-height="9.134cm"/>
    </style:style>
    <style:style style:name="pr4" style:family="presentation" style:parent-style-name="AbstractGreen-outline1">
      <style:graphic-properties fo:min-height="8.884cm"/>
    </style:style>
    <style:style style:name="pr5" style:family="presentation" style:parent-style-name="AbstractGreen-title">
      <style:graphic-properties draw:auto-grow-height="true" fo:min-height="2.6cm"/>
    </style:style>
    <style:style style:name="pr6" style:family="presentation" style:parent-style-name="AbstractGreen-subtitle">
      <style:graphic-properties fo:min-height="9.134cm"/>
    </style:style>
    <style:style style:name="pr7" style:family="presentation" style:parent-style-name="AbstractGreen-subtitle">
      <style:graphic-properties draw:auto-grow-height="true" fo:min-height="9.134cm"/>
    </style:style>
    <style:style style:name="co1" style:family="table-column">
      <style:table-column-properties style:column-width="2.686cm" style:use-optimal-column-width="false"/>
    </style:style>
    <style:style style:name="co2" style:family="table-column">
      <style:table-column-properties style:column-width="1.781cm" style:use-optimal-column-width="false"/>
    </style:style>
    <style:style style:name="co3" style:family="table-column">
      <style:table-column-properties style:column-width="2.356cm" style:use-optimal-column-width="false"/>
    </style:style>
    <style:style style:name="co4" style:family="table-column">
      <style:table-column-properties style:column-width="3.407cm" style:use-optimal-column-width="false"/>
    </style:style>
    <style:style style:name="co5" style:family="table-column">
      <style:table-column-properties style:column-width="5.679cm" style:use-optimal-column-width="false"/>
    </style:style>
    <style:style style:name="co6" style:family="table-column">
      <style:table-column-properties style:column-width="5.929cm" style:use-optimal-column-width="false"/>
    </style:style>
    <style:style style:name="ro1" style:family="table-row">
      <style:table-row-properties style:row-height="1.34cm"/>
    </style:style>
    <style:style style:name="ro2" style:family="table-row">
      <style:table-row-properties style:row-height="1.004cm"/>
    </style:style>
    <style:style style:name="ce1" style:family="table-cell">
      <style:graphic-properties style:repeat="repeat"/>
      <style:text-properties style:font-name="Inconsolata1" fo:font-size="14pt" fo:font-weight="bold" style:font-size-asian="14pt" style:font-weight-asian="bold" style:font-size-complex="14pt" style:font-weight-complex="bold"/>
    </style:style>
    <style:style style:name="ce2" style:family="table-cell">
      <style:graphic-properties style:repeat="repeat"/>
      <style:text-properties style:font-name="Inconsolata1" fo:font-size="14pt" style:font-size-asian="14pt" style:font-size-complex="14pt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style:font-name="Droid Serif" fo:font-size="24pt" style:font-size-asian="24pt" style:font-size-complex="24pt"/>
    </style:style>
    <style:style style:name="P5" style:family="paragraph">
      <style:text-properties style:font-name="Inconsolata1" fo:font-size="14pt" style:font-size-asian="14pt" style:font-size-complex="14pt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style:font-name="Droid Serif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Droid Serif" fo:font-size="20pt" fo:font-style="normal" style:font-size-asian="20pt" style:font-style-asian="normal" style:font-size-complex="20pt" style:font-style-complex="normal"/>
    </style:style>
    <style:style style:name="T3" style:family="text">
      <style:text-properties style:font-name="Droid Serif" fo:font-size="16pt" fo:font-style="normal" style:font-size-asian="16pt" style:font-style-asian="normal" style:font-size-complex="16pt" style:font-style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Inconsolata1" fo:font-style="normal" style:font-style-asian="normal" style:font-style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color="#000000"/>
    </style:style>
    <style:style style:name="T11" style:family="text">
      <style:text-properties fo:color="#ff3333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style:font-name="Inconsolata1" fo:font-size="20pt" style:font-size-asian="20pt" style:font-size-complex="20pt"/>
    </style:style>
    <style:style style:name="T16" style:family="text">
      <style:text-properties fo:font-size="20pt" fo:font-weight="normal" style:font-size-asian="20pt" style:font-weight-asian="normal" style:font-size-complex="20pt" style:font-weight-complex="normal"/>
    </style:style>
    <style:style style:name="T17" style:family="text">
      <style:text-properties style:font-name="Inconsolata1" fo:font-size="20pt" fo:font-weight="normal" style:font-size-asian="20pt" style:font-weight-asian="normal" style:font-size-complex="20pt" style:font-weight-complex="normal"/>
    </style:style>
    <style:style style:name="T18" style:family="text">
      <style:text-properties style:font-name="Inconsolata1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style:font-name="Inconsolata1" fo:font-size="24pt" style:font-size-asian="24pt" style:font-size-complex="24pt"/>
    </style:style>
    <style:style style:name="T22" style:family="text">
      <style:text-properties style:font-name="Inconsolata1" fo:font-size="14pt" fo:font-weight="bold" style:font-size-asian="14pt" style:font-weight-asian="bold" style:font-size-complex="14pt" style:font-weight-complex="bold"/>
    </style:style>
    <style:style style:name="T23" style:family="text">
      <style:text-properties style:font-name="Inconsolata1" fo:font-size="14pt" style:font-size-asian="14pt" style:font-size-complex="14pt"/>
    </style:style>
    <style:style style:name="T24" style:family="text">
      <style:text-properties style:font-name="Inconsolata1" fo:font-size="24pt" style:text-underline-style="solid" style:text-underline-width="auto" style:text-underline-color="font-color" style:font-size-asian="24pt" style:font-size-complex="24pt"/>
    </style:style>
    <style:style style:name="T25" style:family="text">
      <style:text-properties style:font-name="Inconsolata1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32">
        <office:forms form:automatic-focus="false" form:apply-design-mode="false"/>
        <draw:frame presentation:style-name="AbstractGreen-subtitle" draw:layer="layout" svg:width="25.2cm" svg:height="12.056cm" svg:x="1.4cm" svg:y="0.6cm" presentation:class="subtitle">
          <draw:text-box>
            <text:p><text:span text:style-name="T1">Population-Based Heuristics for Hard Permutational Optimization Problems</text:span></text:p>
            <text:p><text:span text:style-name="T1"/></text:p>
            <text:p><text:span text:style-name="T2">Prosta implementacja</text:span></text:p>
            <text:p><text:span text:style-name="T2"/></text:p>
            <text:p><text:span text:style-name="T3">Damian Bogel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0">
        <office:forms form:automatic-focus="false" form:apply-design-mode="false"/>
        <draw:frame presentation:style-name="pr2" draw:text-style-name="P1" draw:layer="layout" svg:width="25.2cm" svg:height="2.6cm" svg:x="1.4cm" svg:y="0.6cm" presentation:class="title">
          <draw:text-box>
            <text:p><text:span text:style-name="T4">Problem</text:span></text:p>
          </draw:text-box>
        </draw:frame>
        <draw:frame presentation:style-name="pr3" draw:layer="layout" svg:width="25.2cm" svg:height="9.134cm" svg:x="1.4cm" svg:y="3.8cm" presentation:class="subtitle">
          <draw:text-box>
            <text:p>Dla wielu problemów optymalizacyjnych rozwiązaniem jest permutacja.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3T1">
        <office:forms form:automatic-focus="false" form:apply-design-mode="false"/>
        <draw:frame presentation:style-name="pr2" draw:text-style-name="P2" draw:layer="layout" svg:width="25.2cm" svg:height="2.6cm" svg:x="1.4cm" svg:y="0.6cm" presentation:class="title">
          <draw:text-box>
            <text:p><text:span text:style-name="T5">Przykłady</text:span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Problem komiwojażera – permutacja wierzchołków, które po kolei odwiedzamy</text:p>
              </text:list-item>
              <text:list-item>
                <text:p>Szeregowanie zadań – permutacja numerów zadań, które będziemy wykonywać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0">
        <office:forms form:automatic-focus="false" form:apply-design-mode="false"/>
        <draw:frame presentation:style-name="pr2" draw:text-style-name="P1" draw:layer="layout" svg:width="25.2cm" svg:height="2.6cm" svg:x="1.4cm" svg:y="0.6cm" presentation:class="title" presentation:user-transformed="true">
          <draw:text-box>
            <text:p><text:span text:style-name="T4">Jakośc rozwiązania</text:span></text:p>
          </draw:text-box>
        </draw:frame>
        <draw:frame presentation:style-name="pr3" draw:layer="layout" svg:width="25.2cm" svg:height="9.134cm" svg:x="1.4cm" svg:y="3.8cm" presentation:class="subtitle">
          <draw:text-box>
            <text:p>Oczywiście, nie każda permutacja jest tak samo dobrym rozwiązaniem.</text:p>
            <text:p/>
            <text:p>Abyśmy mogli jakoś mierzyć jakość, wprowadzamy <text:span text:style-name="T6">funkcję kosztu</text:span> (z permutacji, w liczby rzeczywiste nieujemne).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2T0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Co możemy zrobić?</text:span></text:p>
          </draw:text-box>
        </draw:frame>
        <draw:frame presentation:style-name="pr3" draw:layer="layout" svg:width="25.2cm" svg:height="9.134cm" svg:x="1.4cm" svg:y="3.8cm" presentation:class="subtitle">
          <draw:text-box>
            <text:p>Szukamy podobieństw w <text:span text:style-name="T7">dobrych</text:span> rozwiązaniach!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2T0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Co możemy zrobić?</text:span></text:p>
          </draw:text-box>
        </draw:frame>
        <draw:frame presentation:style-name="pr3" draw:layer="layout" svg:width="25.2cm" svg:height="9.134cm" svg:x="1.4cm" svg:y="3.8cm" presentation:class="subtitle">
          <draw:text-box>
            <text:p>Jeśli w <text:span text:style-name="T7">dobrych</text:span> rozwiązaniach element <text:span text:style-name="T8">x</text:span><text:span text:style-name="T9"> jest na miejscu </text:span><text:span text:style-name="T8">y</text:span><text:span text:style-name="T9">, to być może w optymalnym rozwiązaniu też jest na tym samym miejscu.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2T0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Szkic rozwiązania</text:span></text:p>
          </draw:text-box>
        </draw:frame>
        <draw:frame presentation:style-name="pr3" draw:layer="layout" svg:width="25.2cm" svg:height="9.134cm" svg:x="1.4cm" svg:y="3.8cm" presentation:class="subtitle">
          <draw:text-box>
            <text:p>Metaheurystyka populacyjna + bierzemy pod uwagę <text:span text:style-name="T7">prawdopodobnie dobre pozycje</text:span>.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2T0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Szczegóły</text:span></text:p>
          </draw:text-box>
        </draw:frame>
        <draw:frame presentation:style-name="pr3" draw:layer="layout" svg:width="25.2cm" svg:height="9.134cm" svg:x="1.4cm" svg:y="3.8cm" presentation:class="subtitle">
          <draw:text-box>
            <text:p>Podczas generowania nowej populacji, część pozycji ustalamy jeśli są one takie same w <text:span text:style-name="T7">wielu dobrych </text:span><text:span text:style-name="T9">rozwiązaniach.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2T0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Przykład</text:span></text:p>
          </draw:text-box>
        </draw:frame>
        <draw:frame presentation:style-name="pr3" draw:layer="layout" svg:width="25.2cm" svg:height="9.134cm" svg:x="1.4cm" svg:y="3.8cm" presentation:class="subtitle">
          <draw:text-box>
            <text:p>„Dobre“ rozwiązania:</text:p>
            <text:p>(1, <text:span text:style-name="T10">3</text:span>, <text:span text:style-name="T11">2</text:span>, 4), (3, <text:span text:style-name="T10">4</text:span>,<text:span text:style-name="T11"> 2</text:span>, 1), (4, <text:span text:style-name="T10">1</text:span>, <text:span text:style-name="T11">2</text:span>, 3)</text:p>
            <text:p/>
            <text:p>Ustalamy na <text:span text:style-name="T6">trzeciej</text:span><text:span text:style-name="T12"> pozycji, liczbę </text:span><text:span text:style-name="T6">2.</text:span></text:p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2T0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Szczegóły c.d.</text:span></text:p>
          </draw:text-box>
        </draw:frame>
        <draw:frame presentation:style-name="pr3" draw:layer="layout" svg:width="25.2cm" svg:height="9.134cm" svg:x="1.4cm" svg:y="3.8cm" presentation:class="subtitle">
          <draw:text-box>
            <text:p>Żeby nie wpaść w pułapkę, uwalniamy najstarsze ustawione pozycje.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Green" presentation:presentation-page-layout-name="AL3T1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Parametry implementacji</text:span></text:p>
          </draw:text-box>
        </draw:frame>
        <draw:frame presentation:style-name="pr4" draw:text-style-name="P3" draw:layer="layout" svg:width="25.2cm" svg:height="9.134cm" svg:x="1.4cm" svg:y="3.8cm" presentation:class="outline" presentation:user-transformed="true">
          <draw:text-box>
            <text:p><text:span text:style-name="T13">Warunek stopu</text:span><text:span text:style-name="T14">: nie udało się poprawić wyniku od </text:span><text:span text:style-name="T15">reiter</text:span><text:span text:style-name="T14"> iteracji</text:span></text:p>
            <text:p><text:span text:style-name="T13">Uwalniamy element, bo jest już stary: </text:span><text:span text:style-name="T16">zależnie od parametru </text:span><text:span text:style-name="T17">age</text:span></text:p>
            <text:p><text:span text:style-name="T13">Ustawiamy element, bo może być dobry: </text:span><text:span text:style-name="T16">zależnie od parametru </text:span><text:span text:style-name="T17">alpha</text:span></text:p>
            <text:p><text:span text:style-name="T13">Wielkość populacji:</text:span><text:span text:style-name="T16"> </text:span><text:span text:style-name="T17">population</text:span></text:p>
            <text:p><text:span text:style-name="T14"/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Green" presentation:presentation-page-layout-name="AL2T0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Benchmark</text:span></text:p>
          </draw:text-box>
        </draw:frame>
        <draw:frame presentation:style-name="pr6" draw:layer="layout" svg:width="25.2cm" svg:height="9.134cm" svg:x="1.4cm" svg:y="3.8cm" presentation:class="subtitle" presentation:user-transformed="true">
          <draw:text-box>
            <text:p>Szeregowanie zadań z ważonymi karami za przekroczenie terminu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AbstractGreen" presentation:presentation-page-layout-name="AL2T0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Benchmark</text:span></text:p>
          </draw:text-box>
        </draw:frame>
        <draw:frame presentation:style-name="pr6" draw:layer="layout" svg:width="25.2cm" svg:height="9.134cm" svg:x="1.4cm" svg:y="3.8cm" presentation:class="subtitle" presentation:user-transformed="true">
          <draw:text-box>
            <text:p>Instancje problemu pochodzą z OR-Library.</text:p>
            <text:p/>
            <text:p>125 instancji, każda po 40 zadań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AbstractGreen" presentation:presentation-page-layout-name="AL2T0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Benchmark</text:span></text:p>
          </draw:text-box>
        </draw:frame>
        <draw:frame presentation:style-name="pr6" draw:layer="layout" svg:width="25.2cm" svg:height="9.134cm" svg:x="1.4cm" svg:y="3.8cm" presentation:class="subtitle" presentation:user-transformed="true">
          <draw:text-box>
            <text:p>Dla każdego zestawu parametrów zostały zebrane zbiorcze wyniki w postaci średniej ilorazu:</text:p>
            <text:p/>
            <text:p><text:span text:style-name="T18">cost(solution) / cost(opt)</text:span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AbstractGreen" presentation:presentation-page-layout-name="AL2T0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Benchmark</text:span></text:p>
          </draw:text-box>
        </draw:frame>
        <draw:frame presentation:style-name="pr6" draw:text-style-name="P4" draw:layer="layout" svg:width="25.2cm" svg:height="9.134cm" svg:x="1.4cm" svg:y="3.801cm" presentation:class="subtitle" presentation:user-transformed="true">
          <draw:text-box>
            <text:p><text:span text:style-name="T19">Ze względu na specyfikę danych, pomijane zostawały wyniki, w których rozwiązanie optymalne było co najmniej 10 razy lepsze.</text:span></text:p>
            <text:p><text:span text:style-name="T20"/></text:p>
            <text:p><text:span text:style-name="T20">Nie musi to jednak oznaczać, że rozwiązania generowane przed testowany algorytm są złe.</text:span></text:p>
            <text:p><text:span text:style-name="T19"/></text:p>
            <text:p><text:span text:style-name="T20">Przykładowo:</text:span><text:span text:style-name="T19"> dla </text:span><text:span text:style-name="T21">cost(opt)</text:span><text:span text:style-name="T19"> bliskiego 0 otrzymujemy kolosalny iloraz, chociaż różnica kosztu może być niewielka.</text:span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AbstractGreen" presentation:presentation-page-layout-name="AL2T0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Benchmark</text:span></text:p>
          </draw:text-box>
        </draw:frame>
        <draw:frame presentation:style-name="pr6" draw:text-style-name="P4" draw:layer="layout" svg:width="25.2cm" svg:height="9.134cm" svg:x="1.4cm" svg:y="3.801cm" presentation:class="subtitle" presentation:user-transformed="true">
          <draw:text-box>
            <text:p><text:span text:style-name="T19">Ze względu na specyfikę danych, pomijane zostawały wyniki, w których rozwiązanie optymalne było co najmniej 10 razy lepsze.</text:span></text:p>
            <text:p><text:span text:style-name="T20"/></text:p>
            <text:p><text:span text:style-name="T20">Nie musi to jednak oznaczać, że rozwiązania generowane przed testowany algorytm są złe.</text:span></text:p>
            <text:p><text:span text:style-name="T19"/></text:p>
            <text:p><text:span text:style-name="T20">Przykładowo:</text:span><text:span text:style-name="T19"> dla </text:span><text:span text:style-name="T21">cost(opt)</text:span><text:span text:style-name="T19"> bliskiego 0 otrzymujemy kolosalny iloraz, chociaż różnica kosztu może być niewielka.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AbstractGreen" presentation:presentation-page-layout-name="AL2T0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Wyniki</text:span></text:p>
          </draw:text-box>
        </draw:frame>
        <draw:frame draw:style-name="standard" draw:layer="layout" svg:width="21.837cm" svg:height="6.359cm" svg:x="3.362cm" svg:y="4.378cm">
          <table:table table:template-name="gree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22">reiters</text:span></text:p>
              </table:table-cell>
              <table:table-cell>
                <text:p><text:span text:style-name="T22">alpha</text:span></text:p>
              </table:table-cell>
              <table:table-cell>
                <text:p><text:span text:style-name="T22">age</text:span></text:p>
              </table:table-cell>
              <table:table-cell>
                <text:p><text:span text:style-name="T22">population</text:span></text:p>
              </table:table-cell>
              <table:table-cell>
                <text:p><text:span text:style-name="T22">ratio_avg</text:span></text:p>
              </table:table-cell>
              <table:table-cell>
                <text:p><text:span text:style-name="T22">#of ratio &gt; 10</text:span></text:p>
              </table:table-cell>
            </table:table-row>
            <table:table-row table:style-name="ro2" table:default-cell-style-name="ce2">
              <table:table-cell>
                <text:p><text:span text:style-name="T23">10</text:span></text:p>
              </table:table-cell>
              <table:table-cell>
                <text:p><text:span text:style-name="T23">0.7</text:span></text:p>
              </table:table-cell>
              <table:table-cell>
                <text:p><text:span text:style-name="T23">0.15</text:span></text:p>
              </table:table-cell>
              <table:table-cell>
                <text:p><text:span text:style-name="T23">400</text:span></text:p>
              </table:table-cell>
              <table:table-cell>
                <text:p><text:span text:style-name="T23">1.591785</text:span></text:p>
              </table:table-cell>
              <table:table-cell>
                <text:p><text:span text:style-name="T23">11</text:span></text:p>
              </table:table-cell>
            </table:table-row>
            <table:table-row table:style-name="ro2" table:default-cell-style-name="ce2">
              <table:table-cell>
                <text:p><text:span text:style-name="T23">5</text:span></text:p>
              </table:table-cell>
              <table:table-cell>
                <text:p><text:span text:style-name="T23">0.3</text:span></text:p>
              </table:table-cell>
              <table:table-cell>
                <text:p><text:span text:style-name="T23">0.15</text:span></text:p>
              </table:table-cell>
              <table:table-cell>
                <text:p><text:span text:style-name="T23">100</text:span></text:p>
              </table:table-cell>
              <table:table-cell>
                <text:p><text:span text:style-name="T23">1.867924</text:span></text:p>
              </table:table-cell>
              <table:table-cell>
                <text:p><text:span text:style-name="T23">21</text:span></text:p>
              </table:table-cell>
            </table:table-row>
            <table:table-row table:style-name="ro2" table:default-cell-style-name="ce2">
              <table:table-cell>
                <text:p><text:span text:style-name="T23">1</text:span></text:p>
              </table:table-cell>
              <table:table-cell>
                <text:p><text:span text:style-name="T23">0.6</text:span></text:p>
              </table:table-cell>
              <table:table-cell>
                <text:p><text:span text:style-name="T23">0.4</text:span></text:p>
              </table:table-cell>
              <table:table-cell>
                <text:p><text:span text:style-name="T23">400</text:span></text:p>
              </table:table-cell>
              <table:table-cell>
                <text:p><text:span text:style-name="T23">2.165850</text:span></text:p>
              </table:table-cell>
              <table:table-cell>
                <text:p><text:span text:style-name="T23">18</text:span></text:p>
              </table:table-cell>
            </table:table-row>
            <table:table-row table:style-name="ro2" table:default-cell-style-name="ce2">
              <table:table-cell>
                <text:p><text:span text:style-name="T23">1</text:span></text:p>
              </table:table-cell>
              <table:table-cell>
                <text:p><text:span text:style-name="T23">0.3</text:span></text:p>
              </table:table-cell>
              <table:table-cell>
                <text:p><text:span text:style-name="T23">0.15</text:span></text:p>
              </table:table-cell>
              <table:table-cell>
                <text:p><text:span text:style-name="T23">400</text:span></text:p>
              </table:table-cell>
              <table:table-cell>
                <text:p><text:span text:style-name="T23">2.482173</text:span></text:p>
              </table:table-cell>
              <table:table-cell>
                <text:p><text:span text:style-name="T23">25</text:span></text:p>
              </table:table-cell>
            </table:table-row>
            <table:table-row table:style-name="ro2" table:default-cell-style-name="ce2">
              <table:table-cell>
                <text:p><text:span text:style-name="T23">1</text:span></text:p>
              </table:table-cell>
              <table:table-cell>
                <text:p><text:span text:style-name="T23">0.8</text:span></text:p>
              </table:table-cell>
              <table:table-cell>
                <text:p><text:span text:style-name="T23">0.4</text:span></text:p>
              </table:table-cell>
              <table:table-cell>
                <text:p><text:span text:style-name="T23">100</text:span></text:p>
              </table:table-cell>
              <table:table-cell>
                <text:p><text:span text:style-name="T23">2.322006</text:span></text:p>
              </table:table-cell>
              <table:table-cell>
                <text:p text:style-name="P5">2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AbstractGreen" presentation:presentation-page-layout-name="AL3T1">
        <office:forms form:automatic-focus="false" form:apply-design-mode="false"/>
        <draw:frame presentation:style-name="pr2" draw:text-style-name="P1" draw:layer="layout" svg:width="25.2cm" svg:height="2.6cm" svg:x="1.4cm" svg:y="0.6cm" presentation:class="title">
          <draw:text-box>
            <text:p><text:span text:style-name="T4">Wnioski</text:span><text:span text:style-name="T4"><text:tab/>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Wyniki nie różnią się tak bardzo (jeśli chodzi o średnią)</text:p>
              </text:list-item>
              <text:list-item>
                <text:p>Większa populacja i większe <text:span text:style-name="T18">reiters</text:span> dają lepsze wyniki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AbstractGreen" presentation:presentation-page-layout-name="AL2T0">
        <office:forms form:automatic-focus="false" form:apply-design-mode="false"/>
        <draw:frame presentation:style-name="pr5" draw:text-style-name="P1" draw:layer="layout" svg:width="25.2cm" svg:height="2.6cm" svg:x="1.4cm" svg:y="0.6cm" presentation:class="title" presentation:user-transformed="true">
          <draw:text-box>
            <text:p><text:span text:style-name="T4">Wnioski z pełnych wyników</text:span></text:p>
          </draw:text-box>
        </draw:frame>
        <draw:frame presentation:style-name="pr6" draw:layer="layout" svg:width="25.2cm" svg:height="9.134cm" svg:x="1.4cm" svg:y="3.8cm" presentation:class="subtitle" presentation:user-transformed="true">
          <draw:text-box>
            <text:p>Większa populacja → większa dywersyfikacja → mniej słabych wyników</text:p>
            <text:p/>
            <text:p>Więcej reiteracji → Większa intensyfikacja → lepsze średnie wyniki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AbstractGreen" presentation:presentation-page-layout-name="AL3T1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Co można poprawić?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piej szukać lokalnego optimum</text:p>
              </text:list-item>
              <text:list-item>
                <text:p>Szybciej liczyć funkcję kosztu dla sąsiadów danego rozwiązania (dla konkretnego problemu znana jest struktura)</text:p>
              </text:list-item>
              <text:list-item>
                <text:p>Dopasować funkcję sasiędztwa do rozwiązywanego problemu</text:p>
              </text:list-item>
              <text:list-item>
                <text:p>„Luźno“ ustalać, tzn. nie konkretną pozycję, a raczej zakr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AbstractGreen" presentation:presentation-page-layout-name="AL2T0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Implementacja</text:span></text:p>
          </draw:text-box>
        </draw:frame>
        <draw:frame presentation:style-name="pr7" draw:text-style-name="P6" draw:layer="layout" svg:width="25.2cm" svg:height="9.134cm" svg:x="1.4cm" svg:y="3.8cm" presentation:class="subtitle" presentation:user-transformed="true">
          <draw:text-box>
            <text:p text:style-name="P6">Dostępna pod adresem:</text:p>
            <text:p text:style-name="P6"/>
            <text:p text:style-name="P6"><text:span text:style-name="T24">https://github.com/kele/optimization_practice</text:span></text:p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AbstractGreen" presentation:presentation-page-layout-name="AL3T1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Bibliografia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span text:style-name="T7">Population-Based Heuristics for Hard Permutational Optimization Problems</text:span> – Bożejko W., Wodecki M.</text:p>
              </text:list-item>
              <text:list-item>
                <text:p><text:span text:style-name="T7">OR-Library</text:span> - <text:span text:style-name="T25">http://people.brunel.ac.uk/~mastjjb/jeb/info.html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Inconsolata3" svg:font-family="Inconsolata" style:font-adornments="Regular" style:font-pitch="fixed"/>
    <style:font-face style:name="Droid Serif2" svg:font-family="'Droid Serif'" style:font-pitch="variable"/>
    <style:font-face style:name="Droid Serif3" svg:font-family="'Droid Serif'" style:font-adornments="Regular" style:font-pitch="variable"/>
    <style:font-face style:name="Inconsolata" svg:font-family="Inconsolata" style:font-pitch="variable"/>
    <style:font-face style:name="Inconsolata2" svg:font-family="Inconsolata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Droid Serif" svg:font-family="'Droid Serif'" style:font-family-generic="roman" style:font-pitch="variable"/>
    <style:font-face style:name="Droid Serif1" svg:font-family="'Droid Seri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Droid Serif1" fo:font-family="'Droid Serif'" style:font-style-name="Regular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subtitle" style:family="presentation">
      <style:graphic-properties draw:stroke="none" draw:fill="none" draw:fill-color="#ffffff" draw:textarea-vertical-align="middle" fo:min-height="12.056cm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roid Serif" fo:font-family="'Droid Serif'" style:font-family-generic="roman" style:font-pitch="variable" fo:font-size="3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roid Serif1" fo:font-family="'Droid Serif'" style:font-style-name="Regular" style:font-family-generic="roman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bstractGreen" style:page-layout-name="PM1" draw:style-name="Mdp1">
      <office:forms form:automatic-focus="false" form:apply-design-mode="false"/>
      <draw:frame draw:style-name="Mgr3" draw:text-style-name="MP3" draw:layer="backgroundobjects" svg:width="27.999cm" svg:height="15.75cm" svg:x="0cm" svg:y="0cm">
        <draw:image xlink:href="Pictures/2000000100008D2E00004F602B64A283.svg" xlink:type="simple" xlink:show="embed" xlink:actuate="onLoad">
          <text:p/>
        </draw:image>
        <draw:image xlink:href="Pictures/10000201000003AF0000021202B99D73.png" xlink:type="simple" xlink:show="embed" xlink:actuate="onLoad"/>
      </draw:frame>
      <draw:frame presentation:style-name="AbstractGreen-title" draw:layer="backgroundobjects" svg:width="25.2cm" svg:height="2.6cm" svg:x="1.4cm" svg:y="0.6cm" presentation:class="title" presentation:placeholder="true">
        <draw:text-box/>
      </draw:frame>
      <draw:frame presentation:style-name="Abstract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5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9T20:48:19.868253588</meta:creation-date>
    <meta:editing-duration>P0D</meta:editing-duration>
    <meta:editing-cycles>1</meta:editing-cycles>
    <meta:generator>LibreOffice/4.2.7.2$Linux_X86_64 LibreOffice_project/420m0$Build-2</meta:generator>
    <dc:title>Abstract Green</dc:title>
    <meta:document-statistic meta:object-count="109"/>
    <meta:template xlink:type="simple" xlink:actuate="onRequest" xlink:title="Abstract Green" xlink:href="../../../../../../usr/lib/libreoffice/share/template/common/layout/AbstractGreen.otp" meta:date="2015-02-09T20:48:19.625840858"/>
  </office:meta>
</office:document-meta>
</file>